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23_18-26-33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23_18-28-16_000.mp4</text:p>
          </table:table-cell>
          <table:table-cell table:style-name="ce26" office:value-type="string">
            <text:p>:VIDEO / @自室 / 記録 / jap.flute / 演奏、play / R=2 / genre=melody,for=scale:otsu:low-notes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scale:otsu:low-notes,file-piece-id=~,memo=~,session=hour-18,recording-id=~,other=~ / follow+">
            <text:p>:VIDEO / @自室 / 記録 / jap.flute / 演奏、play / R=2 / genre=melody,for=scale:otsu:low-notes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8" office:value-type="string">
            <text:p>2023-08-23_18-35-14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3 / genre=melody,for=~,file-piece-id=~,memo=~,session=hour-18,recording-id=~,other=~ / follow+">
            <text:p>:VIDEO / @自室 / 記録 / jap.flute / 演奏、play / R=3 / genre=melody,for=~,file-piece-id=~,memo=~,session=hour-18,recording-id=~,other=~ / follow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office:value-type="string">
            <text:p>2023-08-23_18-51-10_000.jpg</text:p>
          </table:table-cell>
          <table:table-cell table:style-name="ce26" office:value-type="string">
            <text:p>:m :篠笛,shinobue #*# / session-memo:session-1 / p.1-&lt;1&gt;:genre=melody:composition,session=hour-18,other=composition:follow--&gt;stop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篠笛,shinobue #*# / session-memo:session-1 / p.1-&lt;1&gt;:genre=melody:composition,session=hour-18,other=composition:follow--&gt;stop">
            <text:p>:m :篠笛,shinobue #*# / session-memo:session-1 / p.1-&lt;1&gt;:genre=melody:composition,session=hour-18,other=composition:follow--&gt;stop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8-23_18-51-28_000.jpg</text:p>
          </table:table-cell>
          <table:table-cell table:style-name="ce26" office:value-type="string">
            <text:p>:m :篠笛,shinobue #*# / session-memo:session-1 / p.1-&lt;1&gt;:genre=melody:composition,session=hour-18,other=composition:follow--&gt;stop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篠笛,shinobue #*# / session-memo:session-1 / p.1-&lt;1&gt;:genre=melody:composition,session=hour-18,other=composition:follow--&gt;stop">
            <text:p>:m :篠笛,shinobue #*# / session-memo:session-1 / p.1-&lt;1&gt;:genre=melody:composition,session=hour-18,other=composition:follow--&gt;stop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23_21-05-1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24_01-45-05_000.jpg</text:p>
          </table:table-cell>
          <table:table-cell table:style-name="ce26" office:value-type="string">
            <text:p>:m :PHOTO 寝た時刻 / 2023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">
            <text:p>:m :PHOTO 寝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8-24_07-47-3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起きた時刻 / 2023">
            <text:p>:m :PHOTO 起き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8-24_07-51-3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8-24_12-14-0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11">
            <text:p>11</text:p>
          </table:table-cell>
          <table:table-cell table:style-name="ce18" office:value-type="string">
            <text:p>2023-08-24_15-35-51_000.jpg</text:p>
          </table:table-cell>
          <table:table-cell table:style-name="ce26" office:value-type="string">
            <text:p>:m 1*3 RES / JVEMV6 64#326_robot_etoki_kawashima / 『絵ときでわかる　ロボット工学』 著者=川嶋健嗣,校注=~ / p27 / w=慣性モーメント；,topic=,publisher=オーム社,other=memo+:慣性モーメント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3 RES / JVEMV6 64#326_robot_etoki_kawashima / 『絵ときでわかる　ロボット工学』 著者=川嶋健嗣,校注=~ / p27 / w=慣性モーメント；,topic=,publisher=オーム社,other=memo+:慣性モーメント；">
            <text:p>:m 1*3 RES / JVEMV6 64#326_robot_etoki_kawashima / 『絵ときでわかる　ロボット工学』 著者=川嶋健嗣,校注=~ / p27 / w=慣性モーメント；,topic=,publisher=オーム社,other=memo+:慣性モーメント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8" office:value-type="string">
            <text:p>2023-08-24_15-36-14_000.jpg</text:p>
          </table:table-cell>
          <table:table-cell table:style-name="ce26" office:value-type="string">
            <text:p>:m 2*3 RES / JVEMV6 64#326_robot_etoki_kawashima / 『絵ときでわかる　ロボット工学』 著者=川嶋健嗣,校注=~ / p27 / w=,topic=,publisher=オーム社,other=memo+:慣性モーメント：大きい順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2*3 RES / JVEMV6 64#326_robot_etoki_kawashima / 『絵ときでわかる　ロボット工学』 著者=川嶋健嗣,校注=~ / p27 / w=,topic=,publisher=オーム社,other=memo+:慣性モーメント：大きい順；">
            <text:p>:m 2*3 RES / JVEMV6 64#326_robot_etoki_kawashima / 『絵ときでわかる　ロボット工学』 著者=川嶋健嗣,校注=~ / p27 / w=,topic=,publisher=オーム社,other=memo+:慣性モーメント：大きい順；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8" office:value-type="string">
            <text:p>2023-08-24_15-36-33_000.jpg</text:p>
          </table:table-cell>
          <table:table-cell table:style-name="ce26" office:value-type="string">
            <text:p>:m 3*3 RES / JVEMV6 64#326_robot_etoki_kawashima / 『絵ときでわかる　ロボット工学』 著者=川嶋健嗣,校注=~ / p27 / w=,topic=,publisher=オーム社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3*3 RES / JVEMV6 64#326_robot_etoki_kawashima / 『絵ときでわかる　ロボット工学』 著者=川嶋健嗣,校注=~ / p27 / w=,topic=,publisher=オーム社,other=~">
            <text:p>:m 3*3 RES / JVEMV6 64#326_robot_etoki_kawashima / 『絵ときでわかる　ロボット工学』 著者=川嶋健嗣,校注=~ / p27 / w=,topic=,publisher=オーム社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4">2023/08/24</text:date>, <text:time>17:1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4T17:19:29.42</dc:date>
    <dc:creator>岩淵 謙</dc:creator>
    <meta:editing-duration>P58DT11H3M23S</meta:editing-duration>
    <meta:editing-cycles>19582</meta:editing-cycles>
    <meta:document-statistic meta:table-count="2" meta:cell-count="921" meta:object-count="0"/>
    <meta:user-defined meta:name="qrichtext">1</meta:user-defined>
  </office:meta>
</office:document-meta>
</file>